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9d8" officeooo:paragraph-rsid="000759d8"/>
    </style:style>
    <style:style style:name="P2" style:family="paragraph" style:parent-style-name="Standard">
      <style:text-properties fo:font-weight="bold" officeooo:rsid="0007c0e5" officeooo:paragraph-rsid="0007c0e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59d8" officeooo:paragraph-rsid="000759d8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7c0e5" officeooo:paragraph-rsid="0007c0e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7d0e8" officeooo:paragraph-rsid="000815f6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7d0e8" officeooo:paragraph-rsid="0008bf5b" style:font-weight-asian="normal" style:font-weight-complex="normal"/>
    </style:style>
    <style:style style:name="P7" style:family="paragraph" style:parent-style-name="Standard" style:list-style-name="L1">
      <style:text-properties officeooo:rsid="0007d0e8" officeooo:paragraph-rsid="0007d0e8"/>
    </style:style>
    <style:style style:name="P8" style:family="paragraph" style:parent-style-name="Standard" style:list-style-name="L1">
      <style:text-properties officeooo:rsid="000815f6" officeooo:paragraph-rsid="000815f6"/>
    </style:style>
    <style:style style:name="P9" style:family="paragraph" style:parent-style-name="Standard">
      <style:text-properties officeooo:rsid="000815f6" officeooo:paragraph-rsid="000815f6"/>
    </style:style>
    <style:style style:name="P10" style:family="paragraph" style:parent-style-name="Standard" style:list-style-name="L2">
      <style:text-properties officeooo:rsid="000815f6" officeooo:paragraph-rsid="000815f6"/>
    </style:style>
    <style:style style:name="P11" style:family="paragraph" style:parent-style-name="Standard" style:list-style-name="L2">
      <style:text-properties officeooo:rsid="0008bf5b" officeooo:paragraph-rsid="000b6769"/>
    </style:style>
    <style:style style:name="P12" style:family="paragraph" style:parent-style-name="Standard" style:list-style-name="L1">
      <style:text-properties officeooo:rsid="0009c271" officeooo:paragraph-rsid="0009c271"/>
    </style:style>
    <style:style style:name="P13" style:family="paragraph" style:parent-style-name="Standard" style:list-style-name="L2">
      <style:text-properties officeooo:rsid="000b6769" officeooo:paragraph-rsid="000b6769"/>
    </style:style>
    <style:style style:name="P14" style:family="paragraph" style:parent-style-name="Standard">
      <style:paragraph-properties fo:text-align="end" style:justify-single-word="false"/>
      <style:text-properties style:text-underline-style="none" fo:font-weight="normal" officeooo:rsid="000d854d" officeooo:paragraph-rsid="000d854d" style:font-weight-asian="normal" style:font-weight-complex="normal"/>
    </style:style>
    <style:style style:name="P15" style:family="paragraph" style:parent-style-name="Standard" style:list-style-name="L1">
      <style:paragraph-properties style:writing-mode="lr-tb"/>
      <style:text-properties officeooo:rsid="000b6769" officeooo:paragraph-rsid="000b67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c271" style:font-weight-asian="normal" style:font-weight-complex="normal"/>
    </style:style>
    <style:style style:name="T3" style:family="text">
      <style:text-properties officeooo:rsid="000815f6"/>
    </style:style>
    <style:style style:name="T4" style:family="text">
      <style:text-properties officeooo:rsid="0008bf5b"/>
    </style:style>
    <style:style style:name="T5" style:family="text">
      <style:text-properties officeooo:rsid="0009c271"/>
    </style:style>
    <style:style style:name="T6" style:family="text">
      <style:text-properties officeooo:rsid="000b6769"/>
    </style:style>
    <style:style style:name="T7" style:family="text">
      <style:text-properties officeooo:rsid="000d522c"/>
    </style:style>
    <style:style style:name="T8" style:family="text">
      <style:text-properties officeooo:rsid="000f8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nrad Lewin</text:p>
      <text:p text:style-name="P14">CS 340</text:p>
      <text:p text:style-name="P14">7/2/2016</text:p>
      <text:p text:style-name="P3">Research Triangle Database</text:p>
      <text:p text:style-name="P1"/>
      <text:p text:style-name="P1">I will be moving to <text:span text:style-name="T6">the </text:span>Raleigh <text:span text:style-name="T6">Durham area in</text:span> North Carolina with my wife toward the end of the summer, so I thought it might be a good idea to create a database of the various leisure and job related activities/opportunities the area has to offer. </text:p>
      <text:p text:style-name="P1"/>
      <text:p text:style-name="P2">Entities:</text:p>
      <text:list xml:id="list4658900200635148823" text:style-name="L1">
        <text:list-item>
          <text:p text:style-name="P4">Employer</text:p>
          <text:list>
            <text:list-item>
              <text:p text:style-name="P6">Attributes: name, <text:span text:style-name="T5">address</text:span>, contact info, <text:span text:style-name="T3">interest rating</text:span></text:p>
            </text:list-item>
          </text:list>
        </text:list-item>
        <text:list-item>
          <text:p text:style-name="P4">Event/<text:span text:style-name="T3">Activity</text:span></text:p>
          <text:list>
            <text:list-item>
              <text:p text:style-name="P5">Attributes: name, description/<text:span text:style-name="T3">type</text:span>, start date/time, end date/time, <text:span text:style-name="T3">enjoyment rating</text:span></text:p>
            </text:list-item>
          </text:list>
        </text:list-item>
        <text:list-item>
          <text:p text:style-name="P4">Venue</text:p>
          <text:list>
            <text:list-item>
              <text:p text:style-name="P6">Attributes: name,<text:span text:style-name="T3"> address</text:span>, <text:span text:style-name="T3">description/type, enjoyment rating</text:span></text:p>
            </text:list-item>
          </text:list>
        </text:list-item>
        <text:list-item>
          <text:p text:style-name="P4">Restaurant</text:p>
          <text:list>
            <text:list-item>
              <text:p text:style-name="P6">Attributes: name, <text:span text:style-name="T3">address</text:span>, <text:span text:style-name="T5">cuisine</text:span>, <text:span text:style-name="T3">cost rating, enjoyment rating</text:span></text:p>
            </text:list-item>
          </text:list>
        </text:list-item>
        <text:list-item>
          <text:p text:style-name="P12"><text:span text:style-name="T1">Address</text:span></text:p>
          <text:list>
            <text:list-item>
              <text:p text:style-name="P8"><text:span text:style-name="T1">Attributes: street </text:span><text:span text:style-name="T2">number</text:span><text:span text:style-name="T1">, city, zip code</text:span></text:p>
            </text:list-item>
          </text:list>
        </text:list-item>
        <text:list-item>
          <text:p text:style-name="P7"><text:span text:style-name="T1">Job</text:span></text:p>
          <text:list>
            <text:list-item>
              <text:p text:style-name="P8"><text:span text:style-name="T1">Attributes: title, employer, pay rate, description, skills needed, interest rating</text:span></text:p>
            </text:list-item>
          </text:list>
        </text:list-item>
        <text:list-item>
          <text:p text:style-name="P15"><text:span text:style-name="T1">Job Skill</text:span></text:p>
          <text:list>
            <text:list-item>
              <text:p text:style-name="P15"><text:span text:style-name="T1">Attributes: name, type, proficiency</text:span></text:p>
            </text:list-item>
          </text:list>
        </text:list-item>
      </text:list>
      <text:p text:style-name="P9"/>
      <text:p text:style-name="P9"><text:span text:style-name="T1"/></text:p>
      <text:p text:style-name="P2">Relationships:</text:p>
      <text:list xml:id="list7260513724480622962" text:style-name="L2">
        <text:list-item>
          <text:p text:style-name="P10">Employers <text:span text:style-name="T7">offer</text:span> job opportunities – One employer can <text:span text:style-name="T7">offer</text:span> many job opportunities (one to many).</text:p>
        </text:list-item>
        <text:list-item>
          <text:p text:style-name="P10">Venues host events/activities – One venue can host many events/activities and one event/activity can occur at many different venues. For example, if “drink tea” is an activity, then this can be done at several different coffee shops/tea houses. Likewise, several different coffee shops/tea houses may offer the ability to drink tea <text:span text:style-name="T4">(many to many).</text:span></text:p>
        </text:list-item>
        <text:list-item>
          <text:p text:style-name="P11"><text:span text:style-name="T6">Restaurants/Venues/Employers have addresses</text:span> – One <text:span text:style-name="T6">restaurant/venue/employer</text:span> can have many <text:span text:style-name="T6">addresses</text:span> (one to many). <text:span text:style-name="T8">For example, restaurant A can have locations at addresses B and C.</text:span></text:p>
        </text:list-item>
        <text:list-item>
          <text:p text:style-name="P13">Jobs require skills – One job may require many skills and one skill may be used for many different jobs (many to man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7:32:29.205000000</meta:creation-date>
    <dc:date>2016-07-02T20:07:59.641000000</dc:date>
    <meta:editing-duration>PT47M6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5" meta:word-count="246" meta:character-count="1566" meta:non-whitespace-character-count="1358"/>
  </office:meta>
</office:document-meta>
</file>